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524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color="#000000" style:font-name="Calibri" fo:font-size="12pt" style:font-name-asian="DejaVu Sans" style:font-size-asian="12pt" style:font-name-complex="Calibri" style:font-size-complex="12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cta administrativ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Acta de asamble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Acuerdo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Cart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Certificado de defunció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Certificado de derechos agrario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Certificado médico legista físico o psicológic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Cinta de video o películ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Cinta o pista de audio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Circular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Citatorio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municado de prens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Contrato de empleo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Credencial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Declaración firmad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Declaración oficial</text:p>
          </table:table-cell>
          <table:table-cell table:style-name="ce2" office:value-type="string">
            <text:p>Aplica a posicionamiento final conjunto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Decreto o reglamento administrativ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Denuncia pen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Dictamen pericial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Documento de afiliación a la seguridad so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Documento de identificación personal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Documento de recepción de apoyos sociales del gobiern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Documento de trámite fisc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Documento oficial traducid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Encuest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Escritura públic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Estudio técnico y/o científico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Expediente administrativ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Expediente jud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Folleto, material de propagand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Fotografía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Información en página web de institución pública</text:p>
          </table:table-cell>
          <table:table-cell table:style-name="ce3" office:value-type="string">
            <text:p>Aplica a información en página web de institución pública diferente a los documentos oficiales especificados en la lista. Ej. Organigramas, directorios, etc.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Informe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L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Recibo oficial de bienes económicos o material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Recomendación de organismo público de derechos humano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string">
            <text:p>Recomendación de organismo intergubernamental de derechos humano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1" office:value-type="string">
            <text:p>Respuesta oficial a solicitud de información públic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1" office:value-type="string">
            <text:p>Resumen escrito of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1" office:value-type="string">
            <text:p>Sentencia de tribunal administrativo o judici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1" office:value-type="string">
            <text:p>Acción urgente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1" office:value-type="string">
            <text:p>Acta de asamble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1" office:value-type="string">
            <text:p>Acuerdo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string">
            <text:p>Cart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string">
            <text:p>Cartel, pancarta, pint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1" office:value-type="string">
            <text:p>Cinta de video o películ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1" office:value-type="string">
            <text:p>Cinta o pista de audio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string">
            <text:p>Comunicado de prens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string">
            <text:p>Declaración de organización nacional</text:p>
          </table:table-cell>
          <table:table-cell table:style-name="ce3" office:value-type="string">
            <text:p>Aplica a posicionamiento final conjunto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string">
            <text:p>Documento de organización nacional traducido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string">
            <text:p>Encuest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1" office:value-type="string">
            <text:p>Folleto, material de propagand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1" office:value-type="string">
            <text:p>Fotografía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1" office:value-type="string">
            <text:p>Información en página web de organización nacional</text:p>
          </table:table-cell>
          <table:table-cell table:style-name="ce3" office:value-type="string">
            <text:p>Aplica a información de página web de organización nacional distinta a los documentos de organización nacional especificados en la lista. Ej. Información sobre la organización (quiénes somos), blogs, etc.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1" office:value-type="string">
            <text:p>Informe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string">
            <text:p>Resumen escrito de organización nacion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1" office:value-type="string">
            <text:p>Servicio de información de organización nacional</text:p>
          </table:table-cell>
          <table:table-cell table:style-name="ce3" office:value-type="string">
            <text:p>Aplica a servicios de noticias o información elaborados o recopilados y distribuidos por una organización nacional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1" office:value-type="string">
            <text:p>Solicitud de organización nacional de obtención de información públic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1" office:value-type="string">
            <text:p>Acción urgente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1" office:value-type="string">
            <text:p>Acta de asamblea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1" office:value-type="string">
            <text:p>Acuerdo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1" office:value-type="string">
            <text:p>Carta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1" office:value-type="string">
            <text:p>Cartel, pancarta, pinta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string">
            <text:p>Cinta de video o película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1" office:value-type="string">
            <text:p>Cinta o pista de audio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1" office:value-type="string">
            <text:p>Comunicado de prensa de organización internacional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string">
            <text:p>Declaración de organización internacional</text:p>
          </table:table-cell>
          <table:table-cell table:style-name="ce3" office:value-type="string">
            <text:p>Aplica a posicionamiento final conjunto</text:p>
          </table:table-cell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1" office:value-type="string">
            <text:p>Documento de organización internacional traducido</text:p>
          </table:table-cell>
          <table:table-cell table:style-name="ce4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string">
            <text:p>Encuesta de organización internacional</text:p>
          </table:table-cell>
          <table:table-cell table:style-name="ce4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string">
            <text:p>Folleto, material de propaganda de organización internacional</text:p>
          </table:table-cell>
          <table:table-cell table:style-name="ce4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1" office:value-type="string">
            <text:p>Fotografía de organización internacional</text:p>
          </table:table-cell>
          <table:table-cell table:style-name="ce4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1" office:value-type="string">
            <text:p>Información en página web de organización internacional</text:p>
          </table:table-cell>
          <table:table-cell table:style-name="ce3" office:value-type="string">
            <text:p>Aplica a información de página web de organización internacional distinta a los documentos de organización internacional especificados en la lista. Ej. Información sobre la organización (quiénes somos), blogs, etc.</text:p>
          </table:table-cell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1" office:value-type="string">
            <text:p>Informe de organización internacional</text:p>
          </table:table-cell>
          <table:table-cell table:style-name="ce4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string">
            <text:p>Resumen escrito de organización internacional</text:p>
          </table:table-cell>
          <table:table-cell table:style-name="ce4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string">
            <text:p>Servicio de información de organización internacional</text:p>
          </table:table-cell>
          <table:table-cell table:style-name="ce3" office:value-type="string">
            <text:p>Aplica a servicios de noticias o información elaborados o recopilados y distribuidos por una organización internacional</text:p>
          </table:table-cell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1" office:value-type="string">
            <text:p>Solicitud de organización internacional de obtención de información pública</text:p>
          </table:table-cell>
          <table:table-cell table:style-name="ce1"/>
          <table:table-cell table:style-name="ce6"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1" office:value-type="string">
            <text:p>Artículo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1" office:value-type="string">
            <text:p>Cinta de video o película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1" office:value-type="string">
            <text:p>Cinta o pista de audio académic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" office:value-type="string">
            <text:p>Comunicado de prensa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1" office:value-type="string">
            <text:p>Documento académico traducid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1" office:value-type="string">
            <text:p>Encuesta académic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1" office:value-type="string">
            <text:p>Estudio técnico y/o científico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1" office:value-type="string">
            <text:p>Folleto, material de propaganda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1" office:value-type="string">
            <text:p>Fotografía académic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1" office:value-type="string">
            <text:p>Informe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string">
            <text:p>Resumen escrito académic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1" office:value-type="string">
            <text:p>Agencia de informac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1" office:value-type="string">
            <text:p>Cinta de video o película de medio de comunicac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string">
            <text:p>Cinta o pista de audio de medio de comunicac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1" office:value-type="string">
            <text:p>Documento de medio de comunicación traducido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1" office:value-type="string">
            <text:p>Encuesta de medio de comunicac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1" office:value-type="string">
            <text:p>Folleto, material de propaganda de medio de comunicac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1" office:value-type="string">
            <text:p>Fotografía de medio de comunicac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string">
            <text:p>Información en internet</text:p>
          </table:table-cell>
          <table:table-cell table:style-name="ce3" office:value-type="string">
            <text:p>Aplica a información en internet diferente a la especificada en la lista de información de medios de comunicación. Incluye Wikipedia y otras fuentes de información que sólo se encuentran en internet</text:p>
          </table:table-cell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1" office:value-type="string">
            <text:p>Periódico</text:p>
          </table:table-cell>
          <table:table-cell table:style-name="ce4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1" office:value-type="string">
            <text:p>Radio</text:p>
          </table:table-cell>
          <table:table-cell table:style-name="ce3" office:value-type="string">
            <text:p>Incluye información de radios comunitarias</text:p>
          </table:table-cell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1" office:value-type="string">
            <text:p>Revista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1" office:value-type="string">
            <text:p>Televisión</text:p>
          </table:table-cell>
          <table:table-cell table:style-name="ce1"/>
          <table:table-cell table:style-name="ce6"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string">
            <text:p>Acta de asamblea privada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1" office:value-type="string">
            <text:p>Acuerd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1" office:value-type="string">
            <text:p>Carta personal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string">
            <text:p>Cartel, pancarta, pinta privada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1" office:value-type="string">
            <text:p>Certificado médico físic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1" office:value-type="string">
            <text:p>Certificado médico psicológic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1" office:value-type="string">
            <text:p>Cinta de video o película personal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1" office:value-type="string">
            <text:p>Cinta o pista de audio personal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1" office:value-type="string">
            <text:p>Circular privada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1" office:value-type="string">
            <text:p>Contrato de emple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" office:value-type="string">
            <text:p>Conversación telefónica privada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string">
            <text:p>Credencial personal no oficial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1" office:value-type="string">
            <text:p>Declaración personal</text:p>
          </table:table-cell>
          <table:table-cell table:style-name="ce3" office:value-type="string">
            <text:p>Aplica a posicionamiento conjunto. Ej. Posicionamiento familiar</text:p>
          </table:table-cell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1" office:value-type="string">
            <text:p>Documento privado traduci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1" office:value-type="string">
            <text:p>Encuesta privada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string">
            <text:p>Estudio técnico y/o científic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1" office:value-type="string">
            <text:p>Folleto, material de propaganda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1" office:value-type="string">
            <text:p>Fotografía personal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1" office:value-type="string">
            <text:p>Informe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1" office:value-type="string">
            <text:p>Recibo privado de bienes económicos o materiales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string">
            <text:p>Reglamento intern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1" office:value-type="string">
            <text:p>Resumen escrito privado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1" office:value-type="string">
            <text:p>Solicitud personal de obtención de información pública</text:p>
          </table:table-cell>
          <table:table-cell table:style-name="ce1"/>
          <table:table-cell table:style-name="ce6"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2" table:number-rows-repeated="104845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2-12-18T19:34:42</meta:creation-date>
    <meta:generator>LibreOffice/3.6$Linux_x86 LibreOffice_project/360m1$Build-2</meta:generator>
    <dc:date>2012-12-18T19:45:47</dc:date>
    <dc:creator>Julio </dc:creator>
    <meta:editing-duration>P0D</meta:editing-duration>
    <meta:editing-cycles>1</meta:editing-cycles>
    <meta:document-statistic meta:table-count="1" meta:cell-count="499" meta:object-count="0"/>
  </office:meta>
</office:document-meta>
</file>